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3f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📂 Files Included</text:p>
      <text:p text:style-name="Standard"/>
      <text:p text:style-name="Standard">├── main.c # Entry point of the program, handles UART interaction logic</text:p>
      <text:p text:style-name="Standard">├── uart.c # UART initialization and communication functions</text:p>
      <text:p text:style-name="Standard">└── README.md # Project documentation</text:p>
      <text:p text:style-name="Standard"/>
      <text:p text:style-name="Standard"/>
      <text:p text:style-name="Standard">---</text:p>
      <text:p text:style-name="Standard"/>
      <text:p text:style-name="Standard">## 🔧 How to Compile</text:p>
      <text:p text:style-name="Standard"/>
      <text:p text:style-name="Standard">Make sure you have GCC installed on your system.</text:p>
      <text:p text:style-name="Standard"/>
      <text:p text:style-name="Standard">```bash</text:p>
      <text:p text:style-name="Standard">gcc main.c uart.c -o <text:span text:style-name="T1">RFID_demo</text:span></text:p>
      <text:p text:style-name="Standard"/>
      <text:p text:style-name="Standard">This will compile both files and produce an executable named uart_demo.</text:p>
      <text:p text:style-name="Standard">▶️ How to Run</text:p>
      <text:p text:style-name="Standard"/>
      <text:p text:style-name="Standard">./<text:span text:style-name="T1">RFID</text:span>_demo</text:p>
      <text:p text:style-name="Standard"/>
      <text:p text:style-name="Standard">Make sure the serial device you're using (e.g., /dev/ttyUSB0) is connected and accessible. The default port in the code is usually set to /dev/ttyUSB0. Adjust it as necessa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20:27:01.223539973</meta:creation-date>
    <dc:date>2025-08-05T20:28:04.510100151</dc:date>
    <meta:editing-duration>PT1M4S</meta:editing-duration>
    <meta:editing-cycles>1</meta:editing-cycles>
    <meta:document-statistic meta:table-count="0" meta:image-count="0" meta:object-count="0" meta:page-count="1" meta:paragraph-count="13" meta:word-count="94" meta:character-count="563" meta:non-whitespace-character-count="482"/>
    <meta:generator>LibreOffice/24.2.1.2$Linux_X86_64 LibreOffice_project/420$Build-2</meta:generator>
  </office:meta>
</office:document-meta>
</file>